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1e759" officeooo:paragraph-rsid="0011e759"/>
    </style:style>
    <style:style style:name="P2" style:family="paragraph" style:parent-style-name="Standard">
      <style:text-properties officeooo:rsid="0013a7c6" officeooo:paragraph-rsid="0013a7c6"/>
    </style:style>
    <style:style style:name="P3" style:family="paragraph" style:parent-style-name="Standard">
      <style:text-properties officeooo:rsid="0014b57a" officeooo:paragraph-rsid="0014b57a"/>
    </style:style>
    <style:style style:name="P4" style:family="paragraph" style:parent-style-name="Standard">
      <style:text-properties officeooo:rsid="0015b012" officeooo:paragraph-rsid="0015b012"/>
    </style:style>
    <style:style style:name="P5" style:family="paragraph" style:parent-style-name="Standard">
      <style:text-properties officeooo:rsid="0015b012" officeooo:paragraph-rsid="0014b57a"/>
    </style:style>
    <style:style style:name="P6" style:family="paragraph" style:parent-style-name="Standard">
      <style:text-properties officeooo:rsid="00170711" officeooo:paragraph-rsid="00170711"/>
    </style:style>
    <style:style style:name="P7" style:family="paragraph" style:parent-style-name="Standard">
      <style:text-properties officeooo:rsid="0019d891" officeooo:paragraph-rsid="0019d891"/>
    </style:style>
    <style:style style:name="P8" style:family="paragraph" style:parent-style-name="Standard">
      <style:text-properties officeooo:rsid="001ba333" officeooo:paragraph-rsid="001ba333"/>
    </style:style>
    <style:style style:name="P9" style:family="paragraph" style:parent-style-name="Standard">
      <style:text-properties officeooo:rsid="001e427f" officeooo:paragraph-rsid="001e427f"/>
    </style:style>
    <style:style style:name="P10" style:family="paragraph" style:parent-style-name="Standard">
      <style:text-properties officeooo:rsid="001fc6a9" officeooo:paragraph-rsid="001fc6a9"/>
    </style:style>
    <style:style style:name="P11" style:family="paragraph" style:parent-style-name="Standard">
      <style:text-properties officeooo:rsid="0022cfb9" officeooo:paragraph-rsid="0022cfb9"/>
    </style:style>
    <style:style style:name="P12" style:family="paragraph" style:parent-style-name="Standard">
      <style:text-properties officeooo:rsid="002488a3" officeooo:paragraph-rsid="002488a3"/>
    </style:style>
    <style:style style:name="P13" style:family="paragraph" style:parent-style-name="Standard">
      <style:text-properties officeooo:rsid="002488a3" officeooo:paragraph-rsid="0031b9c3"/>
    </style:style>
    <style:style style:name="P14" style:family="paragraph" style:parent-style-name="Standard">
      <style:text-properties officeooo:rsid="0027ebde" officeooo:paragraph-rsid="0027ebde"/>
    </style:style>
    <style:style style:name="P15" style:family="paragraph" style:parent-style-name="Standard">
      <style:text-properties officeooo:rsid="002c1a5a" officeooo:paragraph-rsid="002c1a5a"/>
    </style:style>
    <style:style style:name="P16" style:family="paragraph" style:parent-style-name="Standard">
      <style:text-properties officeooo:rsid="002d94bc" officeooo:paragraph-rsid="002d94bc"/>
    </style:style>
    <style:style style:name="P17" style:family="paragraph" style:parent-style-name="Standard">
      <style:text-properties officeooo:rsid="002f64b2" officeooo:paragraph-rsid="002f64b2"/>
    </style:style>
    <style:style style:name="P18" style:family="paragraph" style:parent-style-name="Standard">
      <style:text-properties officeooo:rsid="002ff3f3" officeooo:paragraph-rsid="002ff3f3"/>
    </style:style>
    <style:style style:name="P19" style:family="paragraph" style:parent-style-name="Standard">
      <style:text-properties officeooo:rsid="0031b9c3" officeooo:paragraph-rsid="0031b9c3"/>
    </style:style>
    <style:style style:name="P20" style:family="paragraph" style:parent-style-name="Standard">
      <style:text-properties officeooo:rsid="0031b9c3" officeooo:paragraph-rsid="00333002"/>
    </style:style>
    <style:style style:name="P21" style:family="paragraph" style:parent-style-name="Standard">
      <style:text-properties officeooo:rsid="00333002" officeooo:paragraph-rsid="00333002"/>
    </style:style>
    <style:style style:name="P22" style:family="paragraph" style:parent-style-name="Standard">
      <style:text-properties officeooo:rsid="00333002" officeooo:paragraph-rsid="00363d51"/>
    </style:style>
    <style:style style:name="P23" style:family="paragraph" style:parent-style-name="Standard">
      <style:text-properties officeooo:rsid="003390d8" officeooo:paragraph-rsid="003390d8"/>
    </style:style>
    <style:style style:name="P24" style:family="paragraph" style:parent-style-name="Standard">
      <style:text-properties officeooo:rsid="003390d8" officeooo:paragraph-rsid="00363d51"/>
    </style:style>
    <style:style style:name="P25" style:family="paragraph" style:parent-style-name="Standard">
      <style:text-properties officeooo:rsid="0034dee4" officeooo:paragraph-rsid="0034dee4"/>
    </style:style>
    <style:style style:name="P26" style:family="paragraph" style:parent-style-name="Standard">
      <style:text-properties officeooo:rsid="0034dee4" officeooo:paragraph-rsid="00363d51"/>
    </style:style>
    <style:style style:name="P27" style:family="paragraph" style:parent-style-name="Standard">
      <style:text-properties officeooo:rsid="00357cac" officeooo:paragraph-rsid="00357cac"/>
    </style:style>
    <style:style style:name="P28" style:family="paragraph" style:parent-style-name="Standard">
      <style:text-properties officeooo:rsid="00357cac" officeooo:paragraph-rsid="00363d51"/>
    </style:style>
    <style:style style:name="P29" style:family="paragraph" style:parent-style-name="Standard">
      <style:text-properties officeooo:rsid="0036cb16" officeooo:paragraph-rsid="0036cb16"/>
    </style:style>
    <style:style style:name="P30" style:family="paragraph" style:parent-style-name="Standard">
      <style:text-properties officeooo:rsid="002ff3f3" officeooo:paragraph-rsid="002ff3f3"/>
    </style:style>
    <style:style style:name="P31" style:family="paragraph" style:parent-style-name="Standard">
      <style:text-properties officeooo:rsid="0036d7d8" officeooo:paragraph-rsid="0036d7d8"/>
    </style:style>
    <style:style style:name="T1" style:family="text">
      <style:text-properties officeooo:rsid="0014b57a"/>
    </style:style>
    <style:style style:name="T2" style:family="text">
      <style:text-properties officeooo:rsid="0015b012"/>
    </style:style>
    <style:style style:name="T3" style:family="text">
      <style:text-properties officeooo:rsid="00161903"/>
    </style:style>
    <style:style style:name="T4" style:family="text">
      <style:text-properties officeooo:rsid="00170711"/>
    </style:style>
    <style:style style:name="T5" style:family="text">
      <style:text-properties style:text-line-through-style="solid" style:text-line-through-type="single"/>
    </style:style>
    <style:style style:name="T6" style:family="text">
      <style:text-properties officeooo:rsid="001c96e8"/>
    </style:style>
    <style:style style:name="T7" style:family="text">
      <style:text-properties officeooo:rsid="0022cfb9"/>
    </style:style>
    <style:style style:name="T8" style:family="text">
      <style:text-properties officeooo:rsid="0028ead9"/>
    </style:style>
    <style:style style:name="T9" style:family="text">
      <style:text-properties officeooo:rsid="0031b9c3"/>
    </style:style>
    <style:style style:name="T10" style:family="text">
      <style:text-properties officeooo:rsid="00333002"/>
    </style:style>
    <style:style style:name="T11" style:family="text">
      <style:text-properties officeooo:rsid="002488a3"/>
    </style:style>
    <style:style style:name="T12" style:family="text">
      <style:text-properties officeooo:rsid="003390d8"/>
    </style:style>
    <style:style style:name="T13" style:family="text">
      <style:text-properties officeooo:rsid="0036cb1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esign Review 1: 11/14/15</text:p>
      <text:p text:style-name="P1"/>
      <text:p text:style-name="P1"/>
      <text:p text:style-name="P1"/>
      <text:p text:style-name="P1">10/2/15 <text:span text:style-name="T1">5:30 PM</text:span> – First Software team meeting:</text:p>
      <text:p text:style-name="P1"/>
      <text:p text:style-name="P1"><text:tab/>Attendance: All 5 members</text:p>
      <text:p text:style-name="P1"><text:tab/></text:p>
      <text:p text:style-name="P1"><text:tab/>Today was used to make sure every team member was set up to work in the future.</text:p>
      <text:p text:style-name="P1">First we made sure everyone had the Arduino IDE downloaded. Then we set up a code repository on Github, ASEE-2016, and taught the members how to do pull requests and merge. There was also some discussion about the hardware of the robots, specifically the drivetrain. Line followers and omniwheels were looked into.</text:p>
      <text:p text:style-name="P1"/>
      <text:p text:style-name="P1"/>
      <text:p text:style-name="P2">10/9/15 – No Meeting – Texas Weekend :/</text:p>
      <text:p text:style-name="P2"/>
      <text:p text:style-name="P2"/>
      <text:p text:style-name="P2"/>
      <text:p text:style-name="P2">10/<text:span text:style-name="T1">21</text:span>/15 - </text:p>
      <text:p text:style-name="P2"/>
      <text:p text:style-name="P2"><text:tab/>Attendance: <text:span text:style-name="T4">Robert Nelson, Kelly, Nate</text:span></text:p>
      <text:p text:style-name="P4">ToDo:</text:p>
      <text:p text:style-name="P2"><text:tab/>Start planning paths</text:p>
      <text:p text:style-name="P2"><text:tab/><text:span text:style-name="T5">Putting code on Arduino</text:span></text:p>
      <text:p text:style-name="P2"><text:tab/>UML diagram</text:p>
      <text:p text:style-name="P3"><text:tab/>Cog Design implications</text:p>
      <text:p text:style-name="P3"><text:tab/>Create parts list – what sensors do we want?</text:p>
      <text:p text:style-name="P3"><text:tab/><text:span text:style-name="T5">Chassis/base ideas – Quadcopter</text:span></text:p>
      <text:p text:style-name="P3"><text:tab/>Number of linefollowers needed/allignment</text:p>
      <text:p text:style-name="P3"/>
      <text:p text:style-name="P3"/>
      <text:p text:style-name="P5">Parts List:</text:p>
      <text:p text:style-name="P3"><text:tab/><text:span text:style-name="T2">Arduino(Mega?), have an additional Arduino Mini?</text:span></text:p>
      <text:p text:style-name="P3"><text:tab/><text:span text:style-name="T2">Sensors – how many? What type?(IR emittor + detector?)</text:span></text:p>
      <text:p text:style-name="P3"><text:tab/><text:tab/>-<text:span text:style-name="T3">at least 4 in a line, maybe 8 or more if base needs to rotate</text:span></text:p>
      <text:p text:style-name="P3"><text:tab/><text:tab/>-<text:span text:style-name="T3">encoders or range finders and color sensors</text:span></text:p>
      <text:p text:style-name="P3"><text:tab/><text:tab/><text:tab/>-<text:span text:style-name="T3">arm vs wheels</text:span></text:p>
      <text:p text:style-name="P3"/>
      <text:p text:style-name="P6">Path : One loop on outside, then get the remaining box in the middle while in start/stop area</text:p>
      <text:p text:style-name="P6"><text:tab/>-encoders are not very necessary for line following, but would help at the end where there is no <text:tab/><text:tab/><text:tab/>line</text:p>
      <text:p text:style-name="P6"/>
      <text:p text:style-name="P6">UML: deferred until more knowledge of what is necessary</text:p>
      <text:p text:style-name="P6"/>
      <text:p text:style-name="P6">Cog Design implications:</text:p>
      <text:p text:style-name="P6"><text:tab/>-Only need a motor to turn</text:p>
      <text:p text:style-name="P6"><text:tab/><text:tab/>-Can be done by time, but encoders would be more helpful</text:p>
      <text:p text:style-name="P6"><text:tab/><text:tab/>-For encoders, set start angle as reference and rotate from there</text:p>
      <text:p text:style-name="P6"><text:soft-page-break/>Sensor configuration:</text:p>
      <text:p text:style-name="P6"><text:tab/>at least 4 in a line, if the base needs to turn to drop rings then more will be necessary to keep on <text:tab/><text:tab/>line while base turns.</text:p>
      <text:p text:style-name="P6"><text:tab/><text:tab/>-other configurations:</text:p>
      <text:p text:style-name="P6"><text:tab/><text:tab/><text:tab/>in a plus sign(8)</text:p>
      <text:p text:style-name="P6"><text:tab/><text:tab/><text:tab/>in a plus sign(12) – no corners</text:p>
      <text:p text:style-name="P6"><text:tab/><text:tab/><text:tab/>in an H arrangement</text:p>
      <text:p text:style-name="P6"><text:tab/><text:tab/><text:tab/>polar/rings for better rotation?</text:p>
      <text:p text:style-name="P6"/>
      <text:p text:style-name="P8">10/28/15</text:p>
      <text:p text:style-name="P8"><text:tab/>Tested IR sensor at general meeting</text:p>
      <text:p text:style-name="P6"/>
      <text:p text:style-name="P6"/>
      <text:p text:style-name="P7">10/30/15</text:p>
      <text:p text:style-name="P7"><text:tab/>Todo: program setup/UML</text:p>
      <text:p text:style-name="P7"><text:tab/><text:tab/>Line following robot for PDR?</text:p>
      <text:p text:style-name="P7"/>
      <text:p text:style-name="P7"><text:tab/>Attendance: <text:span text:style-name="T6">Robert Nelson, Robert Beem, Kelly Klein, Tyler Darr</text:span></text:p>
      <text:p text:style-name="P7"/>
      <text:p text:style-name="P7"><text:tab/><text:span text:style-name="T6">We created the preliminary UML for the robot, and discussed the sensor arrangement more.</text:span></text:p>
      <text:p text:style-name="P7"/>
      <text:p text:style-name="P9">11/6/15</text:p>
      <text:p text:style-name="P9"><text:tab/>Attendance: Robert Nelson, Kelly Klein, Nathan</text:p>
      <text:p text:style-name="P9"/>
      <text:p text:style-name="P9"><text:tab/><text:tab/>Started the implementation of the UML, updated the UML with necessary corrections</text:p>
      <text:p text:style-name="P9"/>
      <text:p text:style-name="P10">11/13/15</text:p>
      <text:p text:style-name="P10"><text:tab/>Todo: plan out when each part needs to be done by. (Including testing, input from other teams, etc.) </text:p>
      <text:p text:style-name="P10"/>
      <text:p text:style-name="P10"><text:tab/>Attendance: <text:span text:style-name="T7">Robert Nelson, Kelly, Nathan, Tyler</text:span></text:p>
      <text:p text:style-name="P10"/>
      <text:p text:style-name="P10"><text:tab/><text:span text:style-name="T7">Learned stuff about commits and branches, code framework is now done, planned out rest of semester:</text:span></text:p>
      <text:p text:style-name="P10"/>
      <text:p text:style-name="P11"><text:tab/>Week of:<text:tab/><text:tab/>Todo:</text:p>
      <text:p text:style-name="P11"><text:tab/>11/15<text:tab/><text:tab/><text:tab/>Wheel, pathing logic</text:p>
      <text:p text:style-name="P11"><text:tab/>11/22<text:tab/><text:tab/><text:tab/>Cog, Drivetrain</text:p>
      <text:p text:style-name="P11"><text:tab/>11/29<text:tab/><text:tab/><text:tab/>Rest of Main, Remaining stuff</text:p>
      <text:p text:style-name="P11"><text:tab/>12/6<text:tab/><text:tab/><text:tab/>?</text:p>
      <text:p text:style-name="P11"><text:tab/>12/13<text:tab/><text:tab/><text:tab/>Finals</text:p>
      <text:p text:style-name="P11"><text:tab/>1/19<text:tab/><text:tab/><text:tab/>Start Testing</text:p>
      <text:p text:style-name="P10"/>
      <text:p text:style-name="P10"/>
      <text:p text:style-name="P12">11/20/15</text:p>
      <text:p text:style-name="P12"/>
      <text:p text:style-name="P12">Attendance: Everyone</text:p>
      <text:p text:style-name="P12"/>
      <text:p text:style-name="P12"/>
      <text:p text:style-name="P12"><text:soft-page-break/>Pathing:</text:p>
      <text:p text:style-name="P12"/>
      <text:p text:style-name="P12"><text:tab/>Robot 1:</text:p>
      <text:p text:style-name="P12">1. Go West <text:span text:style-name="T9">2 ft</text:span> until corner, drop 2 rings, <text:span text:style-name="T9">front right and back left, then</text:span> turn left</text:p>
      <text:p text:style-name="P12">2. <text:span text:style-name="T10">G</text:span>o <text:span text:style-name="T9">south for 40 in, go </text:span>straight <text:span text:style-name="T9">(south) </text:span>at 3-way intersection, go south <text:span text:style-name="T9">40 in</text:span> until corner, drop 2 rings, <text:span text:style-name="T9">front right and back left, then turn left</text:span></text:p>
      <text:p text:style-name="P12">3. <text:span text:style-name="T9">Go East 32 in until corner, drop 1 ring, front right, turn left</text:span></text:p>
      <text:p text:style-name="P19">4. Go North 12? in until corner, turn left, move west 12? in, turn right, go north 2 ft, go straight at intersection, go north 2 ft, turn right</text:p>
      <text:p text:style-name="P19">5. Go east 16 in, drop ring, straight right (no line to fine tune here), turn north, go straight until north wall</text:p>
      <text:p text:style-name="P12"/>
      <text:p text:style-name="P21">Start west side of start stop area, lined up with line</text:p>
      <text:p text:style-name="P21">Go straight <text:span text:style-name="T12">2 ft</text:span></text:p>
      <text:p text:style-name="P23">stop</text:p>
      <text:p text:style-name="P21">drop 2 rings (right arm angled 45° from forward, left arm angled -135<text:span text:style-name="T11">° </text:span>from forward)</text:p>
      <text:p text:style-name="P21">turn south</text:p>
      <text:p text:style-name="P21">move south for 4<text:span text:style-name="T13">0</text:span> <text:span text:style-name="T13">in</text:span></text:p>
      <text:p text:style-name="P21">go straight at intersection</text:p>
      <text:p text:style-name="P21">move south for 4<text:span text:style-name="T13">0 in</text:span></text:p>
      <text:p text:style-name="P23">stop at corner</text:p>
      <text:p text:style-name="P25">drop 2 rings <text:span text:style-name="T10">(right arm angled 45° from forward, left arm angled -135° from forward)</text:span></text:p>
      <text:p text:style-name="P25">turn east</text:p>
      <text:p text:style-name="P25">go east 32 in</text:p>
      <text:p text:style-name="P25">stop </text:p>
      <text:p text:style-name="P25">drop 1 ring ( right arm angled 45° from forward)</text:p>
      <text:p text:style-name="P25">turn north</text:p>
      <text:p text:style-name="P25">go north 12? in</text:p>
      <text:p text:style-name="P25">stop</text:p>
      <text:p text:style-name="P25">turn west</text:p>
      <text:p text:style-name="P25">go west 12? in</text:p>
      <text:p text:style-name="P25">stop</text:p>
      <text:p text:style-name="P25">turn north</text:p>
      <text:p text:style-name="P25">go north 2 ft</text:p>
      <text:p text:style-name="P25">go straight at intersection</text:p>
      <text:p text:style-name="P27">go north 2 ft</text:p>
      <text:p text:style-name="P27">stop</text:p>
      <text:p text:style-name="P27">turn right</text:p>
      <text:p text:style-name="P27">go forward</text:p>
      <text:p text:style-name="P27">stop drop 1 ring (right arm angled 90° from front)</text:p>
      <text:p text:style-name="P27">turn north</text:p>
      <text:p text:style-name="P27">go north 1 ft</text:p>
      <text:p text:style-name="P27">stop</text:p>
      <text:p text:style-name="P12"/>
      <text:p text:style-name="P13"><text:tab/>Robot <text:span text:style-name="T10">2</text:span>:</text:p>
      <text:p text:style-name="P13">1. Go <text:span text:style-name="T10">East</text:span> <text:span text:style-name="T9">2 ft</text:span> until corner, drop 2 rings, <text:span text:style-name="T9">front left and back right, then</text:span> turn <text:span text:style-name="T10">right</text:span></text:p>
      <text:p text:style-name="P13">2. <text:span text:style-name="T10">G</text:span>o <text:span text:style-name="T9">south for 40 in, go </text:span>straight <text:span text:style-name="T9">(south) </text:span>at 3-way intersection, go south <text:span text:style-name="T9">40 in</text:span> until corner, drop 2 rings, <text:span text:style-name="T9">front left and back right, then turn right</text:span></text:p>
      <text:p text:style-name="P13">3. <text:span text:style-name="T9">Go West 32 in until corner, drop 1 ring, front left, turn right</text:span></text:p>
      <text:p text:style-name="P20"><text:soft-page-break/>4. Go North 12? in until corner, <text:span text:style-name="T10">drop ring, front left, </text:span>turn <text:span text:style-name="T10">right</text:span></text:p>
      <text:p text:style-name="P20"><text:span text:style-name="T10">5.</text:span> <text:span text:style-name="T10">M</text:span>ove <text:span text:style-name="T10">east</text:span> 12? in, turn <text:span text:style-name="T10">left</text:span>, go north 2 ft, go straight at intersection, go north 2 ft, turn <text:span text:style-name="T10">left</text:span></text:p>
      <text:p text:style-name="P19"><text:span text:style-name="T10">6</text:span>. Go <text:span text:style-name="T10">West</text:span> 16 in, <text:span text:style-name="T10">turn right (</text:span>no line to fine tune here), turn north, go straight until north wall</text:p>
      <text:p text:style-name="P12"/>
      <text:p text:style-name="P22">Start <text:span text:style-name="T13">east</text:span> side of start stop area, lined up with line</text:p>
      <text:p text:style-name="P22">Go straight <text:span text:style-name="T12">2 ft</text:span></text:p>
      <text:p text:style-name="P24">stop</text:p>
      <text:p text:style-name="P22">drop 2 rings (right arm angled <text:span text:style-name="T13">13</text:span>5° from forward, left arm angled -<text:span text:style-name="T13">4</text:span>5<text:span text:style-name="T11">° </text:span>from forward)</text:p>
      <text:p text:style-name="P22">turn south</text:p>
      <text:p text:style-name="P22">move south for 4<text:span text:style-name="T13">0</text:span> <text:span text:style-name="T13">in</text:span></text:p>
      <text:p text:style-name="P22">go straight at intersection</text:p>
      <text:p text:style-name="P22">move south for 4<text:span text:style-name="T13">0 in</text:span></text:p>
      <text:p text:style-name="P24">stop at corner</text:p>
      <text:p text:style-name="P26">drop 2 rings <text:span text:style-name="T10">(right arm angled 135° from forward, left arm angled -45° from forward)</text:span></text:p>
      <text:p text:style-name="P26">turn <text:span text:style-name="T13">west</text:span></text:p>
      <text:p text:style-name="P26">go <text:span text:style-name="T13">we</text:span>st 32 in</text:p>
      <text:p text:style-name="P26">stop </text:p>
      <text:p text:style-name="P26">drop 1 ring ( <text:span text:style-name="T13">left</text:span> arm angled -45° from forward)</text:p>
      <text:p text:style-name="P26">turn north</text:p>
      <text:p text:style-name="P26">go north 12? in</text:p>
      <text:p text:style-name="P26">stop</text:p>
      <text:p text:style-name="P29">drop 1 ring (left arm angled -45° from forward)</text:p>
      <text:p text:style-name="P26">turn <text:span text:style-name="T13">east</text:span></text:p>
      <text:p text:style-name="P26">go <text:span text:style-name="T13">east</text:span> 12? in</text:p>
      <text:p text:style-name="P26">stop</text:p>
      <text:p text:style-name="P26">turn north</text:p>
      <text:p text:style-name="P26">go north 2 ft</text:p>
      <text:p text:style-name="P26">go straight at intersection</text:p>
      <text:p text:style-name="P28">go north 2 ft</text:p>
      <text:p text:style-name="P28">stop</text:p>
      <text:p text:style-name="P28">turn <text:span text:style-name="T13">west</text:span></text:p>
      <text:p text:style-name="P28">go <text:span text:style-name="T13">west 16 in</text:span></text:p>
      <text:p text:style-name="P29">turn north</text:p>
      <text:p text:style-name="P29">go north 1 ft</text:p>
      <text:p text:style-name="P29">stop</text:p>
      <text:p text:style-name="P12"/>
      <text:p text:style-name="P12"/>
      <text:p text:style-name="P14">12/4/15</text:p>
      <text:p text:style-name="P14"/>
      <text:p text:style-name="P14"><text:tab/>Todo: Mirrored software for second robot?</text:p>
      <text:p text:style-name="P14"><text:tab/><text:tab/>Adapting to new design?</text:p>
      <text:p text:style-name="P14"><text:tab/><text:tab/>Finish junk</text:p>
      <text:p text:style-name="P14"><text:tab/><text:tab/><text:span text:style-name="T8">Change title to Vending Machine</text:span></text:p>
      <text:p text:style-name="P14"><text:tab/><text:tab/><text:span text:style-name="T8">Music</text:span></text:p>
      <text:p text:style-name="P14"/>
      <text:p text:style-name="P15">1/22/16</text:p>
      <text:p text:style-name="P15"><text:tab/>Adapted to changes in physical design.</text:p>
      <text:p text:style-name="P15"><text:tab/>Fixed github problems.</text:p>
      <text:p text:style-name="P15"><text:tab/>Found new meeting time.</text:p>
      <text:p text:style-name="P16"><text:soft-page-break/>Attendance: Everyone</text:p>
      <text:p text:style-name="P16"/>
      <text:p text:style-name="P16">1/25/16</text:p>
      <text:p text:style-name="P16"/>
      <text:p text:style-name="P16">Attendance: Me, Robert Beem, Kelly Klein</text:p>
      <text:p text:style-name="P17">Program Compiles!</text:p>
      <text:p text:style-name="P17">For next week: structure for movements, retype pathing</text:p>
      <text:p text:style-name="P17">Check code for errors.</text:p>
      <text:p text:style-name="P17"/>
      <text:p text:style-name="P18">Week of:</text:p>
      <text:p text:style-name="P18"><text:tab/>2/1: <text:s text:c="2"/>Having pathing/ control logic</text:p>
      <text:p text:style-name="P18"><text:tab/>2/8: <text:s text:c="2"/>Adjust to sensor values, troubleshoot</text:p>
      <text:p text:style-name="P18"><text:tab/>2/15: Troubleshooting</text:p>
      <text:p text:style-name="P18"><text:tab/>2/22: Troubleshooting</text:p>
      <text:p text:style-name="P18"><text:tab/>2/29: Troubleshooting</text:p>
      <text:p text:style-name="P18"><text:tab/>3/7: <text:s text:c="2"/>Troubleshooting</text:p>
      <text:p text:style-name="P18"><text:tab/>3/14: Spring Break</text:p>
      <text:p text:style-name="P18"><text:tab/>3/21: Troubleshooting</text:p>
      <text:p text:style-name="P18"><text:tab/>3/28: Troubleshooting</text:p>
      <text:p text:style-name="P18"><text:tab/>4/3: <text:s text:c="3"/>Done?</text:p>
      <text:p text:style-name="P18"/>
      <text:p text:style-name="P31">1/28/16</text:p>
      <text:p text:style-name="P31"><text:tab/>Retyped pathing logic</text:p>
      <text:p text:style-name="P31"><text:tab/>Broke into individual steps</text:p>
      <text:p text:style-name="P31"><text:tab/>Worked on the control system</text:p>
      <text:p text:style-name="P31"><text:tab/>Updated Gantt chart</text:p>
      <text:p text:style-name="P31"/>
      <text:p text:style-name="P31"><text:tab/>Attendance: Robert N, Kel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02T18:35:03.354000000</meta:creation-date>
    <dc:date>2016-01-28T19:40:32.639000000</dc:date>
    <meta:editing-duration>P7DT20H31M21S</meta:editing-duration>
    <meta:editing-cycles>17</meta:editing-cycles>
    <meta:generator>LibreOffice/4.4.2.2$Windows_x86 LibreOffice_project/c4c7d32d0d49397cad38d62472b0bc8acff48dd6</meta:generator>
    <meta:document-statistic meta:table-count="0" meta:image-count="0" meta:object-count="0" meta:page-count="5" meta:paragraph-count="169" meta:word-count="1020" meta:character-count="5749" meta:non-whitespace-character-count="4770"/>
  </office:meta>
</office:document-meta>
</file>